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ull-test</text:p>
          </table:table-cell>
          <table:table-cell office:value-type="string" calcext:value-type="string">
            <text:p>JDBC</text:p>
          </table:table-cell>
          <table:table-cell office:value-type="string" calcext:value-type="string">
            <text:p>JDBI</text:p>
          </table:table-cell>
          <table:table-cell office:value-type="string" calcext:value-type="string">
            <text:p>Diff With JDBC</text:p>
          </table:table-cell>
          <table:table-cell/>
          <table:table-cell office:value-type="string" calcext:value-type="string">
            <text:p>JPA(com flush)</text:p>
          </table:table-cell>
          <table:table-cell/>
          <table:table-cell office:value-type="string" calcext:value-type="string">
            <text:p>Diff With JDBC</text:p>
          </table:table-cell>
          <table:table-cell/>
          <table:table-cell office:value-type="string" calcext:value-type="string">
            <text:p>Spring Data Jdbc</text:p>
          </table:table-cell>
          <table:table-cell office:value-type="string" calcext:value-type="string">
            <text:p>Diff With JDBC</text:p>
          </table:table-cell>
          <table:table-cell office:value-type="string" calcext:value-type="string">
            <text:p>Diff With JDBI</text:p>
          </table:table-cell>
        </table:table-row>
        <table:table-row table:style-name="ro1">
          <table:table-cell office:value-type="string" calcext:value-type="string">
            <text:p>insertO</text:p>
          </table:table-cell>
          <table:table-cell office:value-type="float" office:value="6.756" calcext:value-type="float">
            <text:p>6,756</text:p>
          </table:table-cell>
          <table:table-cell office:value-type="float" office:value="11.402" calcext:value-type="float">
            <text:p>11,402</text:p>
          </table:table-cell>
          <table:table-cell table:formula="of:=[.C2]-[.B2]" office:value-type="float" office:value="4.646" calcext:value-type="float">
            <text:p>4,646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2]-[.B2]" office:value-type="string" office:string-value="" calcext:value-type="error">
            <text:p>#VALOR!</text:p>
          </table:table-cell>
          <table:table-cell/>
          <table:table-cell office:value-type="float" office:value="8.88" calcext:value-type="float">
            <text:p>8,88</text:p>
          </table:table-cell>
          <table:table-cell table:formula="of:=[.J2]-[.B2]" office:value-type="float" office:value="2.124" calcext:value-type="float">
            <text:p>2,124</text:p>
          </table:table-cell>
          <table:table-cell table:formula="of:=[.J2]-[.C2]" office:value-type="float" office:value="-2.522" calcext:value-type="float">
            <text:p>-2,522</text:p>
          </table:table-cell>
        </table:table-row>
        <table:table-row table:style-name="ro1">
          <table:table-cell office:value-type="string" calcext:value-type="string">
            <text:p>insertOInsertI</text:p>
          </table:table-cell>
          <table:table-cell office:value-type="float" office:value="14.334" calcext:value-type="float">
            <text:p>14,334</text:p>
          </table:table-cell>
          <table:table-cell office:value-type="float" office:value="25.588" calcext:value-type="float">
            <text:p>25,588</text:p>
          </table:table-cell>
          <table:table-cell table:formula="of:=[.C3]-[.B3]" office:value-type="float" office:value="11.254" calcext:value-type="float">
            <text:p>11,254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3]-[.B3]" office:value-type="string" office:string-value="" calcext:value-type="error">
            <text:p>#VALOR!</text:p>
          </table:table-cell>
          <table:table-cell/>
          <table:table-cell office:value-type="float" office:value="29.39" calcext:value-type="float">
            <text:p>29,39</text:p>
          </table:table-cell>
          <table:table-cell table:formula="of:=[.J3]-[.B3]" office:value-type="float" office:value="15.056" calcext:value-type="float">
            <text:p>15,056</text:p>
          </table:table-cell>
          <table:table-cell table:formula="of:=[.J3]-[.C3]" office:value-type="float" office:value="3.802" calcext:value-type="float">
            <text:p>3,802</text:p>
          </table:table-cell>
        </table:table-row>
        <table:table-row table:style-name="ro1">
          <table:table-cell office:value-type="string" calcext:value-type="string">
            <text:p>insertOInsertIFindO</text:p>
          </table:table-cell>
          <table:table-cell office:value-type="float" office:value="19.041" calcext:value-type="float">
            <text:p>19,041</text:p>
          </table:table-cell>
          <table:table-cell office:value-type="float" office:value="28.228" calcext:value-type="float">
            <text:p>28,228</text:p>
          </table:table-cell>
          <table:table-cell table:formula="of:=[.C4]-[.B4]" office:value-type="float" office:value="9.187" calcext:value-type="float">
            <text:p>9,187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4]-[.B4]" office:value-type="string" office:string-value="" calcext:value-type="error">
            <text:p>#VALOR!</text:p>
          </table:table-cell>
          <table:table-cell/>
          <table:table-cell office:value-type="float" office:value="33.69" calcext:value-type="float">
            <text:p>33,69</text:p>
          </table:table-cell>
          <table:table-cell table:formula="of:=[.J4]-[.B4]" office:value-type="float" office:value="14.649" calcext:value-type="float">
            <text:p>14,649</text:p>
          </table:table-cell>
          <table:table-cell table:formula="of:=[.J4]-[.C4]" office:value-type="float" office:value="5.462" calcext:value-type="float">
            <text:p>5,462</text:p>
          </table:table-cell>
        </table:table-row>
        <table:table-row table:style-name="ro1">
          <table:table-cell office:value-type="string" calcext:value-type="string">
            <text:p>insertOInsertIFindOFindItem</text:p>
          </table:table-cell>
          <table:table-cell office:value-type="float" office:value="27.65" calcext:value-type="float">
            <text:p>27,65</text:p>
          </table:table-cell>
          <table:table-cell office:value-type="float" office:value="43.183" calcext:value-type="float">
            <text:p>43,183</text:p>
          </table:table-cell>
          <table:table-cell table:formula="of:=[.C5]-[.B5]" office:value-type="float" office:value="15.533" calcext:value-type="float">
            <text:p>15,533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5]-[.B5]" office:value-type="string" office:string-value="" calcext:value-type="error">
            <text:p>#VALOR!</text:p>
          </table:table-cell>
          <table:table-cell/>
          <table:table-cell office:value-type="float" office:value="44.755457486" calcext:value-type="float">
            <text:p>44,755457486</text:p>
          </table:table-cell>
          <table:table-cell table:formula="of:=[.J5]-[.B5]" office:value-type="float" office:value="17.105457486" calcext:value-type="float">
            <text:p>17,105457486</text:p>
          </table:table-cell>
          <table:table-cell table:formula="of:=[.J5]-[.C5]" office:value-type="float" office:value="1.572457486" calcext:value-type="float">
            <text:p>1,572457486</text:p>
          </table:table-cell>
        </table:table-row>
        <table:table-row table:style-name="ro1">
          <table:table-cell office:value-type="string" calcext:value-type="string">
            <text:p>insertOInsertIFindOFindItemDeletei</text:p>
          </table:table-cell>
          <table:table-cell office:value-type="float" office:value="23.838" calcext:value-type="float">
            <text:p>23,838</text:p>
          </table:table-cell>
          <table:table-cell office:value-type="float" office:value="41.386" calcext:value-type="float">
            <text:p>41,386</text:p>
          </table:table-cell>
          <table:table-cell table:formula="of:=[.C6]-[.B6]" office:value-type="float" office:value="17.548" calcext:value-type="float">
            <text:p>17,548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6]-[.B6]" office:value-type="string" office:string-value="" calcext:value-type="error">
            <text:p>#VALOR!</text:p>
          </table:table-cell>
          <table:table-cell/>
          <table:table-cell office:value-type="float" office:value="48.34" calcext:value-type="float">
            <text:p>48,34</text:p>
          </table:table-cell>
          <table:table-cell table:formula="of:=[.J6]-[.B6]" office:value-type="float" office:value="24.502" calcext:value-type="float">
            <text:p>24,502</text:p>
          </table:table-cell>
          <table:table-cell table:formula="of:=[.J6]-[.C6]" office:value-type="float" office:value="6.954" calcext:value-type="float">
            <text:p>6,954</text:p>
          </table:table-cell>
        </table:table-row>
        <table:table-row table:style-name="ro1">
          <table:table-cell office:value-type="string" calcext:value-type="string">
            <text:p>insertOInsertIFindOFindItemDeleteiDeleteo</text:p>
          </table:table-cell>
          <table:table-cell office:value-type="float" office:value="31.857" calcext:value-type="float">
            <text:p>31,857</text:p>
          </table:table-cell>
          <table:table-cell office:value-type="float" office:value="51.556" calcext:value-type="float">
            <text:p>51,556</text:p>
          </table:table-cell>
          <table:table-cell table:formula="of:=[.C7]-[.B7]" office:value-type="float" office:value="19.699" calcext:value-type="float">
            <text:p>19,699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7]-[.B7]" office:value-type="string" office:string-value="" calcext:value-type="error">
            <text:p>#VALOR!</text:p>
          </table:table-cell>
          <table:table-cell/>
          <table:table-cell office:value-type="float" office:value="47.74" calcext:value-type="float">
            <text:p>47,74</text:p>
          </table:table-cell>
          <table:table-cell table:formula="of:=[.J7]-[.B7]" office:value-type="float" office:value="15.883" calcext:value-type="float">
            <text:p>15,883</text:p>
          </table:table-cell>
          <table:table-cell table:formula="of:=[.J7]-[.C7]" office:value-type="float" office:value="-3.816" calcext:value-type="float">
            <text:p>-3,8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OInsertIFindOFindItemDeleteiDeleteo(sem batch para itens)</text:p>
          </table:table-cell>
          <table:table-cell office:value-type="float" office:value="57.286" calcext:value-type="float">
            <text:p>57,286</text:p>
          </table:table-cell>
          <table:table-cell office:value-type="float" office:value="95.026" calcext:value-type="float">
            <text:p>95,026</text:p>
          </table:table-cell>
          <table:table-cell table:formula="of:=[.C9]-[.B9]" office:value-type="float" office:value="37.74" calcext:value-type="float">
            <text:p>37,74</text:p>
          </table:table-cell>
          <table:table-cell/>
          <table:table-cell office:value-type="string" calcext:value-type="string">
            <text:p>Muito tempo</text:p>
          </table:table-cell>
          <table:table-cell/>
          <table:table-cell table:formula="of:=[.F9]-[.B9]" office:value-type="string" office:string-value="" calcext:value-type="error">
            <text:p>#VALOR!</text:p>
          </table:table-cell>
          <table:table-cell/>
          <table:table-cell office:value-type="float" office:value="78.22" calcext:value-type="float">
            <text:p>78,22</text:p>
          </table:table-cell>
          <table:table-cell table:formula="of:=[.J9]-[.B9]" office:value-type="float" office:value="20.934" calcext:value-type="float">
            <text:p>20,934</text:p>
          </table:table-cell>
          <table:table-cell table:formula="of:=[.J9]-[.C9]" office:value-type="float" office:value="-16.806" calcext:value-type="float">
            <text:p>-16,8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.733" calcext:value-type="float">
            <text:p>3,733</text:p>
          </table:table-cell>
          <table:table-cell office:value-type="float" office:value="4.683" calcext:value-type="float">
            <text:p>4,683</text:p>
          </table:table-cell>
          <table:table-cell table:number-columns-repeated="2"/>
          <table:table-cell office:value-type="float" office:value="6.068" calcext:value-type="float">
            <text:p>6,068</text:p>
          </table:table-cell>
          <table:table-cell table:number-columns-repeated="3"/>
          <table:table-cell office:value-type="float" office:value="17.012256854" calcext:value-type="float">
            <text:p>17,012256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1.595" calcext:value-type="float">
            <text:p>21,595</text:p>
          </table:table-cell>
          <table:table-cell office:value-type="float" office:value="26.356" calcext:value-type="float">
            <text:p>26,356</text:p>
          </table:table-cell>
          <table:table-cell table:number-columns-repeated="2"/>
          <table:table-cell office:value-type="float" office:value="31.223" calcext:value-type="float">
            <text:p>31,223</text:p>
          </table:table-cell>
          <table:table-cell table:number-columns-repeated="3"/>
          <table:table-cell office:value-type="float" office:value="21.717630959" calcext:value-type="float">
            <text:p>21,71763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0.403" calcext:value-type="float">
            <text:p>30,403</text:p>
          </table:table-cell>
          <table:table-cell office:value-type="float" office:value="39.167" calcext:value-type="float">
            <text:p>39,167</text:p>
          </table:table-cell>
          <table:table-cell table:number-columns-repeated="6"/>
          <table:table-cell office:value-type="float" office:value="34.629456102" calcext:value-type="float">
            <text:p>34,62945610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2.106" calcext:value-type="float">
            <text:p>2,106</text:p>
          </table:table-cell>
          <table:table-cell office:value-type="float" office:value="4.879" calcext:value-type="float">
            <text:p>4,879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3"/>
          <table:table-cell office:value-type="float" office:value="18.101704015" calcext:value-type="float">
            <text:p>18,101704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3.145" calcext:value-type="float">
            <text:p>23,145</text:p>
          </table:table-cell>
          <table:table-cell office:value-type="float" office:value="28.117" calcext:value-type="float">
            <text:p>28,117</text:p>
          </table:table-cell>
          <table:table-cell table:number-columns-repeated="2"/>
          <table:table-cell office:value-type="float" office:value="57.625" calcext:value-type="float">
            <text:p>57,625</text:p>
          </table:table-cell>
          <table:table-cell table:number-columns-repeated="3"/>
          <table:table-cell office:value-type="float" office:value="21.682462034" calcext:value-type="float">
            <text:p>21,68246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5.256" calcext:value-type="float">
            <text:p>35,256</text:p>
          </table:table-cell>
          <table:table-cell office:value-type="float" office:value="39.96" calcext:value-type="float">
            <text:p>39,96</text:p>
          </table:table-cell>
          <table:table-cell table:number-columns-repeated="6"/>
          <table:table-cell office:value-type="float" office:value="37.850107047" calcext:value-type="float">
            <text:p>37,85010704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11];[.B15])" office:value-type="float" office:value="2.9195" calcext:value-type="float">
            <text:p>2,9195</text:p>
          </table:table-cell>
          <table:table-cell table:formula="of:=MEDIAN([.C11];[.C15])" office:value-type="float" office:value="4.781" calcext:value-type="float">
            <text:p>4,781</text:p>
          </table:table-cell>
          <table:table-cell table:style-name="ce1" table:formula="of:=[.C20]/[.B20]-100%" office:value-type="percentage" office:value="0.63760917965405" calcext:value-type="percentage">
            <text:p>63,76%</text:p>
          </table:table-cell>
          <table:table-cell/>
          <table:table-cell table:formula="of:=MEDIAN([.F11];[.F15])" office:value-type="float" office:value="5.784" calcext:value-type="float">
            <text:p>5,784</text:p>
          </table:table-cell>
          <table:table-cell table:style-name="ce1" table:formula="of:=[.F20]/[.B20]-100%" office:value-type="percentage" office:value="0.981161157732488" calcext:value-type="percentage">
            <text:p>98,12%</text:p>
          </table:table-cell>
          <table:table-cell table:number-columns-repeated="2"/>
          <table:table-cell table:formula="of:=MEDIAN([.J11];[.J15])" office:value-type="float" office:value="17.5569804345" calcext:value-type="float">
            <text:p>17,5569804345</text:p>
          </table:table-cell>
          <table:table-cell table:style-name="ce1" table:formula="of:=[.J20]/[.B20]-100%" office:value-type="percentage" office:value="5.01369427453331" calcext:value-type="percentage">
            <text:p>501,37%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12];[.B16])" office:value-type="float" office:value="22.37" calcext:value-type="float">
            <text:p>22,37</text:p>
          </table:table-cell>
          <table:table-cell table:formula="of:=MEDIAN([.C12];[.C16])" office:value-type="float" office:value="27.2365" calcext:value-type="float">
            <text:p>27,2365</text:p>
          </table:table-cell>
          <table:table-cell table:style-name="ce1" table:formula="of:=[.C21]/[.B21]-100%" office:value-type="percentage" office:value="0.217545820295038" calcext:value-type="percentage">
            <text:p>21,75%</text:p>
          </table:table-cell>
          <table:table-cell/>
          <table:table-cell table:formula="of:=MEDIAN([.F12];[.F16])" office:value-type="float" office:value="44.424" calcext:value-type="float">
            <text:p>44,424</text:p>
          </table:table-cell>
          <table:table-cell table:style-name="ce1" table:formula="of:=[.F21]/[.B21]-100%" office:value-type="percentage" office:value="0.985873938310237" calcext:value-type="percentage">
            <text:p>98,59%</text:p>
          </table:table-cell>
          <table:table-cell table:number-columns-repeated="2"/>
          <table:table-cell table:formula="of:=MEDIAN([.J12];[.J16])" office:value-type="float" office:value="21.7000464965" calcext:value-type="float">
            <text:p>21,7000464965</text:p>
          </table:table-cell>
          <table:table-cell table:style-name="ce1" table:formula="of:=[.J21]/[.B21]-100%" office:value-type="percentage" office:value="-0.0299487484801072" calcext:value-type="percentage">
            <text:p>-2,99%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13];[.B17])" office:value-type="float" office:value="32.8295" calcext:value-type="float">
            <text:p>32,8295</text:p>
          </table:table-cell>
          <table:table-cell table:formula="of:=MEDIAN([.C13];[.C17])" office:value-type="float" office:value="39.5635" calcext:value-type="float">
            <text:p>39,5635</text:p>
          </table:table-cell>
          <table:table-cell table:style-name="ce1" table:formula="of:=[.C22]/[.B22]-100%" office:value-type="percentage" office:value="0.205120394766902" calcext:value-type="percentage">
            <text:p>20,51%</text:p>
          </table:table-cell>
          <table:table-cell table:number-columns-repeated="2"/>
          <table:table-cell table:style-name="ce1"/>
          <table:table-cell table:number-columns-repeated="2"/>
          <table:table-cell table:formula="of:=MEDIAN([.J13];[.J17])" office:value-type="float" office:value="36.2397815745" calcext:value-type="float">
            <text:p>36,2397815745</text:p>
          </table:table-cell>
          <table:table-cell table:style-name="ce1" table:formula="of:=[.J22]/[.B22]-100%" office:value-type="percentage" office:value="0.10387857184849" calcext:value-type="percentage">
            <text:p>10,39%</text:p>
          </table:table-cell>
          <table:table-cell/>
        </table:table-row>
      </table:table>
      <table:table table:name="Planilha2" table:style-name="ta1">
        <table:shapes>
          <draw:frame draw:z-index="0" draw:style-name="gr1" draw:text-style-name="P1" svg:width="159.99mm" svg:height="89.99mm" svg:x="150.1mm" svg:y="2.17mm">
            <draw:object draw:notify-on-update-of-ranges="Planilha2.A18:Planilha2.A20 Planilha2.B17:Planilha2.B17 Planilha2.B18:Planilha2.B20 Planilha2.C17:Planilha2.C17 Planilha2.C18:Planilha2.C20 Planilha2.D17:Planilha2.D17 Planilha2.D18:Planilha2.D20 Planilha2.E17:Planilha2.E17 Planilha2.E18:Planilha2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7.59mm" svg:y="89.63mm">
            <draw:object draw:notify-on-update-of-ranges="Planilha2.A17:Planilha2.A17 Planilha2.A18:Planilha2.A20 Planilha2.B17:Planilha2.B17 Planilha2.B18:Planilha2.B20 Planilha2.C17:Planilha2.C17 Planilha2.C18:Planilha2.C20 Planilha2.D17:Planilha2.D17 Planilha2.D18:Planilha2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3"/>
        <table:table-column table:style-name="co2" table:number-columns-repeated="2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Tempo em segundo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.794" calcext:value-type="float">
            <text:p>48,794</text:p>
          </table:table-cell>
          <table:table-cell office:value-type="float" office:value="76.369" calcext:value-type="float">
            <text:p>76,369</text:p>
          </table:table-cell>
          <table:table-cell office:value-type="float" office:value="57.719" calcext:value-type="float">
            <text:p>57,719</text:p>
          </table:table-cell>
          <table:table-cell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0.826" calcext:value-type="float">
            <text:p>20,82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2.03" calcext:value-type="float">
            <text:p>22,03</text:p>
          </table:table-cell>
          <table:table-cell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3.356" calcext:value-type="float">
            <text:p>33,356</text:p>
          </table:table-cell>
          <table:table-cell office:value-type="float" office:value="38.241" calcext:value-type="float">
            <text:p>38,241</text:p>
          </table:table-cell>
          <table:table-cell office:value-type="float" office:value="35.16" calcext:value-type="float">
            <text:p>35,16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39.546" calcext:value-type="float">
            <text:p>39,546</text:p>
          </table:table-cell>
          <table:table-cell office:value-type="float" office:value="64.616" calcext:value-type="float">
            <text:p>64,616</text:p>
          </table:table-cell>
          <table:table-cell office:value-type="float" office:value="55.941" calcext:value-type="float">
            <text:p>55,941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2.349" calcext:value-type="float">
            <text:p>22,349</text:p>
          </table:table-cell>
          <table:table-cell office:value-type="float" office:value="26.178" calcext:value-type="float">
            <text:p>26,178</text:p>
          </table:table-cell>
          <table:table-cell office:value-type="float" office:value="22.178" calcext:value-type="float">
            <text:p>22,178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1.692" calcext:value-type="float">
            <text:p>31,692</text:p>
          </table:table-cell>
          <table:table-cell office:value-type="float" office:value="35.732" calcext:value-type="float">
            <text:p>35,732</text:p>
          </table:table-cell>
          <table:table-cell office:value-type="float" office:value="36.228" calcext:value-type="float">
            <text:p>36,228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Test 3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2.905" calcext:value-type="float">
            <text:p>42,905</text:p>
          </table:table-cell>
          <table:table-cell office:value-type="float" office:value="66.017" calcext:value-type="float">
            <text:p>66,017</text:p>
          </table:table-cell>
          <table:table-cell office:value-type="float" office:value="57.438" calcext:value-type="float">
            <text:p>57,438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24.086" calcext:value-type="float">
            <text:p>24,086</text:p>
          </table:table-cell>
          <table:table-cell office:value-type="float" office:value="25.563" calcext:value-type="float">
            <text:p>25,563</text:p>
          </table:table-cell>
          <table:table-cell office:value-type="float" office:value="21.899" calcext:value-type="float">
            <text:p>21,899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34.512" calcext:value-type="float">
            <text:p>34,512</text:p>
          </table:table-cell>
          <table:table-cell office:value-type="float" office:value="35.195" calcext:value-type="float">
            <text:p>35,195</text:p>
          </table:table-cell>
          <table:table-cell office:value-type="float" office:value="37.564" calcext:value-type="float">
            <text:p>37,564</text:p>
          </table:table-cell>
          <table: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JDBC</text:p>
          </table:table-cell>
          <table:table-cell table:style-name="ce2" office:value-type="string" calcext:value-type="string">
            <text:p>JDBI</text:p>
          </table:table-cell>
          <table:table-cell table:style-name="ce2" office:value-type="string" calcext:value-type="string">
            <text:p>Spring Data Jdbc</text:p>
          </table:table-cell>
          <table:table-cell table:style-name="ce2" office:value-type="string" calcext:value-type="string">
            <text:p>Spring data Jpa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formula="of:=MEDIAN([.B3];[.B8];[.B13])" office:value-type="float" office:value="42.905" calcext:value-type="float">
            <text:p>42,905</text:p>
          </table:table-cell>
          <table:table-cell table:formula="of:=MEDIAN([.C3];[.C8];[.C13])" office:value-type="float" office:value="66.017" calcext:value-type="float">
            <text:p>66,017</text:p>
          </table:table-cell>
          <table:table-cell table:formula="of:=MEDIAN([.D3];[.D8];[.D13])" office:value-type="float" office:value="57.438" calcext:value-type="float">
            <text:p>57,438</text:p>
          </table:table-cell>
          <table:table-cell table:style-name="ce11" office:value-type="float" office:value="1314.782" calcext:value-type="float">
            <text:p>1314,782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formula="of:=MEDIAN([.B4];[.B9];[.B14])" office:value-type="float" office:value="22.349" calcext:value-type="float">
            <text:p>22,349</text:p>
          </table:table-cell>
          <table:table-cell table:formula="of:=MEDIAN([.C4];[.C9];[.C14])" office:value-type="float" office:value="26.178" calcext:value-type="float">
            <text:p>26,178</text:p>
          </table:table-cell>
          <table:table-cell table:formula="of:=MEDIAN([.D4];[.D9];[.D14])" office:value-type="float" office:value="22.03" calcext:value-type="float">
            <text:p>22,03</text:p>
          </table:table-cell>
          <table:table-cell table:formula="of:=MEDIAN([.E4];[.E9];[.E14])" office:value-type="float" office:value="30.855" calcext:value-type="float">
            <text:p>30,85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table:formula="of:=MEDIAN([.B5];[.B10];[.B15])" office:value-type="float" office:value="33.356" calcext:value-type="float">
            <text:p>33,356</text:p>
          </table:table-cell>
          <table:table-cell table:formula="of:=MEDIAN([.C5];[.C10];[.C15])" office:value-type="float" office:value="35.732" calcext:value-type="float">
            <text:p>35,732</text:p>
          </table:table-cell>
          <table:table-cell table:formula="of:=MEDIAN([.D5];[.D10];[.D15])" office:value-type="float" office:value="36.228" calcext:value-type="float">
            <text:p>36,228</text:p>
          </table:table-cell>
          <table:table-cell table:formula="of:=MEDIAN([.E5];[.E10];[.E15])" office:value-type="float" office:value="23.954" calcext:value-type="float">
            <text:p>23,954</text:p>
          </table:table-cell>
        </table:table-row>
        <table:table-row table:style-name="ro1">
          <table:table-cell table:style-name="ce9" office:value-type="string" calcext:value-type="string">
            <text:p>* 1314,782(valor real insert jpa, omitido por questões de visualização do grafico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06:37.5078385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12:30.381131469</meta:creation-date>
    <dc:date>2020-03-09T19:11:12.106368270</dc:date>
    <meta:editing-duration>PT3H58M32S</meta:editing-duration>
    <meta:editing-cycles>44</meta:editing-cycles>
    <meta:generator>LibreOffice/6.0.7.3$Linux_X86_64 LibreOffice_project/00m0$Build-3</meta:generator>
    <meta:document-statistic meta:table-count="2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454cm" style:legend-expansion="high" chart:style-name="ch2"/>
        <chart:plot-area chart:style-name="ch3" table:cell-range-address="Planilha2.A17:Planilha2.E20" chart:data-source-has-labels="both" svg:x="0.32cm" svg:y="0.18cm" svg:width="11.959cm" svg:height="8.64cm">
          <chartooo:coordinate-region svg:x="1.312cm" svg:y="0.379cm" svg:width="10.967cm" svg:height="7.794cm"/>
          <chart:axis chart:dimension="x" chart:name="primary-x" chart:style-name="ch4" chartooo:axis-type="auto">
            <chartooo:date-scale/>
            <chart:categories table:cell-range-address="Planilha2.A18:Planilha2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18:Planilha2.B20" chart:label-cell-address="Planilha2.B17:Planilha2.B17" chart:class="chart:bar">
            <chart:data-point chart:repeated="3"/>
          </chart:series>
          <chart:series chart:style-name="ch8" chart:values-cell-range-address="Planilha2.C18:Planilha2.C20" chart:label-cell-address="Planilha2.C17:Planilha2.C17" chart:class="chart:bar">
            <chart:data-point chart:repeated="3"/>
          </chart:series>
          <chart:series chart:style-name="ch9" chart:values-cell-range-address="Planilha2.D18:Planilha2.D20" chart:label-cell-address="Planilha2.D17:Planilha2.D17" chart:class="chart:bar">
            <chart:data-point chart:repeated="3"/>
          </chart:series>
          <chart:series chart:style-name="ch10" chart:values-cell-range-address="Planilha2.E18:Planilha2.E20" chart:label-cell-address="Planilha2.E17:Planilha2.E1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Planilha2.B17:Planilha2.B17</svg:desc>
                </draw:g>
              </table:table-cell>
              <table:table-cell office:value-type="string">
                <text:p>JDBI</text:p>
                <draw:g>
                  <svg:desc>Planilha2.C17:Planilha2.C17</svg:desc>
                </draw:g>
              </table:table-cell>
              <table:table-cell office:value-type="string">
                <text:p>Spring Data Jdbc</text:p>
                <draw:g>
                  <svg:desc>Planilha2.D17:Planilha2.D17</svg:desc>
                </draw:g>
              </table:table-cell>
              <table:table-cell office:value-type="string">
                <text:p>Spring data Jpa</text:p>
                <draw:g>
                  <svg:desc>Planilha2.E17:Planilha2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Planilha2.A18:Planilha2.A20</svg:desc>
                </draw:g>
              </table:table-cell>
              <table:table-cell office:value-type="float" office:value="42.905">
                <text:p>42.905</text:p>
                <draw:g>
                  <svg:desc>Planilha2.B18:Planilha2.B20</svg:desc>
                </draw:g>
              </table:table-cell>
              <table:table-cell office:value-type="float" office:value="66.017">
                <text:p>66.017</text:p>
                <draw:g>
                  <svg:desc>Planilha2.C18:Planilha2.C20</svg:desc>
                </draw:g>
              </table:table-cell>
              <table:table-cell office:value-type="float" office:value="57.438">
                <text:p>57.438</text:p>
                <draw:g>
                  <svg:desc>Planilha2.D18:Planilha2.D20</svg:desc>
                </draw:g>
              </table:table-cell>
              <table:table-cell office:value-type="float" office:value="1314.782">
                <text:p>1314.782</text:p>
                <draw:g>
                  <svg:desc>Planilha2.E18:Planilha2.E20</svg:desc>
                </draw:g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  <table:table-cell office:value-type="float" office:value="30.855">
                <text:p>30.855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  <table:table-cell office:value-type="float" office:value="23.954">
                <text:p>23.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703cm" style:legend-expansion="high" chart:style-name="ch2"/>
        <chart:plot-area chart:style-name="ch3" table:cell-range-address="Planilha2.A17:Planilha2.D20" chart:data-source-has-labels="both" svg:x="0.32cm" svg:y="0.18cm" svg:width="11.959cm" svg:height="8.64cm">
          <chartooo:coordinate-region svg:x="0.941cm" svg:y="0.379cm" svg:width="11.338cm" svg:height="7.794cm"/>
          <chart:axis chart:dimension="x" chart:name="primary-x" chart:style-name="ch4" chartooo:axis-type="auto">
            <chartooo:date-scale/>
            <chart:categories table:cell-range-address="Planilha2.A18:Planilha2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18:Planilha2.B20" chart:label-cell-address="Planilha2.B17:Planilha2.B17" chart:class="chart:bar">
            <chart:data-point chart:repeated="3"/>
          </chart:series>
          <chart:series chart:style-name="ch8" chart:values-cell-range-address="Planilha2.C18:Planilha2.C20" chart:label-cell-address="Planilha2.C17:Planilha2.C17" chart:class="chart:bar">
            <chart:data-point chart:repeated="3"/>
          </chart:series>
          <chart:series chart:style-name="ch9" chart:values-cell-range-address="Planilha2.D18:Planilha2.D20" chart:label-cell-address="Planilha2.D17:Planilha2.D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BC</text:p>
                <draw:g>
                  <svg:desc>Planilha2.B17:Planilha2.B17</svg:desc>
                </draw:g>
              </table:table-cell>
              <table:table-cell office:value-type="string">
                <text:p>JDBI</text:p>
                <draw:g>
                  <svg:desc>Planilha2.C17:Planilha2.C17</svg:desc>
                </draw:g>
              </table:table-cell>
              <table:table-cell office:value-type="string">
                <text:p>Spring Data Jdbc</text:p>
                <draw:g>
                  <svg:desc>Planilha2.D17:Planilha2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ert</text:p>
                <draw:g>
                  <svg:desc>Planilha2.A18:Planilha2.A20</svg:desc>
                </draw:g>
              </table:table-cell>
              <table:table-cell office:value-type="float" office:value="42.905">
                <text:p>42.905</text:p>
                <draw:g>
                  <svg:desc>Planilha2.B18:Planilha2.B20</svg:desc>
                </draw:g>
              </table:table-cell>
              <table:table-cell office:value-type="float" office:value="66.017">
                <text:p>66.017</text:p>
                <draw:g>
                  <svg:desc>Planilha2.C18:Planilha2.C20</svg:desc>
                </draw:g>
              </table:table-cell>
              <table:table-cell office:value-type="float" office:value="57.438">
                <text:p>57.438</text:p>
                <draw:g>
                  <svg:desc>Planilha2.D18:Planilha2.D20</svg:desc>
                </draw:g>
              </table:table-cell>
            </table:table-row>
            <table:table-row>
              <table:table-cell office:value-type="string">
                <text:p>Select</text:p>
              </table:table-cell>
              <table:table-cell office:value-type="float" office:value="22.349">
                <text:p>22.349</text:p>
              </table:table-cell>
              <table:table-cell office:value-type="float" office:value="26.178">
                <text:p>26.17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Delete</text:p>
              </table:table-cell>
              <table:table-cell office:value-type="float" office:value="33.356">
                <text:p>33.356</text:p>
              </table:table-cell>
              <table:table-cell office:value-type="float" office:value="35.732">
                <text:p>35.732</text:p>
              </table:table-cell>
              <table:table-cell office:value-type="float" office:value="36.228">
                <text:p>36.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